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92250707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7-05" calcext:value-type="date">
            <text:p>05/07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4:04:51.314210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9</meta:editing-cycles>
    <meta:editing-duration>P1DT3H29M37S</meta:editing-duration>
    <meta:initial-creator>Matt Dunning</meta:initial-creator>
    <dc:date>2025-07-05T14:04:55.685209102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